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Util.compareHexValues( byte [ ] pattern , byte [ ] data , int searchAt , boolean searchForwar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ImageUtil.isPercent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ageUtil.getInt(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mageUtil.getIntFromByteArray( byte [ ] data , int startAt , int length , boolean searchForwar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ImageUtil.Image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